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C80000008F619CA90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 style:master-page-name="Standard">
      <style:table-properties style:width="16.99cm" fo:margin-left="0cm" fo:margin-right="0.011cm" style:page-number="auto" fo:break-before="column" table:align="margins" fo:background-color="transparent" fo:keep-with-next="auto" style:may-break-between-rows="true" style:writing-mode="lr-tb">
        <style:background-image/>
      </style:table-properties>
    </style:style>
    <style:style style:name="Tabelle1.A" style:family="table-column">
      <style:table-column-properties style:column-width="1.944cm" style:rel-column-width="7497*"/>
    </style:style>
    <style:style style:name="Tabelle1.B" style:family="table-column">
      <style:table-column-properties style:column-width="1.434cm" style:rel-column-width="5531*"/>
    </style:style>
    <style:style style:name="Tabelle1.C" style:family="table-column">
      <style:table-column-properties style:column-width="0.61cm" style:rel-column-width="2354*"/>
    </style:style>
    <style:style style:name="Tabelle1.D" style:family="table-column">
      <style:table-column-properties style:column-width="0.101cm" style:rel-column-width="387*"/>
    </style:style>
    <style:style style:name="Tabelle1.E" style:family="table-column">
      <style:table-column-properties style:column-width="1.986cm" style:rel-column-width="7661*"/>
    </style:style>
    <style:style style:name="Tabelle1.F" style:family="table-column">
      <style:table-column-properties style:column-width="1.852cm" style:rel-column-width="7144*"/>
    </style:style>
    <style:style style:name="Tabelle1.G" style:family="table-column">
      <style:table-column-properties style:column-width="0.58cm" style:rel-column-width="2238*"/>
    </style:style>
    <style:style style:name="Tabelle1.H" style:family="table-column">
      <style:table-column-properties style:column-width="0.462cm" style:rel-column-width="1782*"/>
    </style:style>
    <style:style style:name="Tabelle1.I" style:family="table-column">
      <style:table-column-properties style:column-width="2.099cm" style:rel-column-width="8096*"/>
    </style:style>
    <style:style style:name="Tabelle1.J" style:family="table-column">
      <style:table-column-properties style:column-width="0.573cm" style:rel-column-width="2211*"/>
    </style:style>
    <style:style style:name="Tabelle1.K" style:family="table-column">
      <style:table-column-properties style:column-width="0.33cm" style:rel-column-width="1272*"/>
    </style:style>
    <style:style style:name="Tabelle1.L" style:family="table-column">
      <style:table-column-properties style:column-width="2.342cm" style:rel-column-width="9035*"/>
    </style:style>
    <style:style style:name="Tabelle1.M" style:family="table-column">
      <style:table-column-properties style:column-width="2.678cm" style:rel-column-width="10327*"/>
    </style:style>
    <style:style style:name="Tabelle1.1" style:family="table-row">
      <style:table-row-properties style:min-row-height="0.392cm"/>
    </style:style>
    <style:style style:name="Tabelle1.A1" style:family="table-cell">
      <style:table-cell-properties fo:padding="0.097cm" fo:border="none"/>
    </style:style>
    <style:style style:name="Tabelle1.I2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7" style:family="table-row">
      <style:table-row-properties style:min-row-height="0.395cm"/>
    </style:style>
    <style:style style:name="Tabelle1.A9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9" style:family="table-cell">
      <style:table-cell-properties fo:padding="0.097cm" fo:border-left="none" fo:border-right="none" fo:border-top="0.002cm solid #000000" fo:border-bottom="0.002cm solid #000000"/>
    </style:style>
    <style:style style:name="Tabelle1.J9" style:family="table-cell">
      <style:table-cell-properties fo:padding="0.097cm" fo:border="0.002cm solid #000000"/>
    </style:style>
    <style:style style:name="Tabelle1.10" style:family="table-row">
      <style:table-row-properties fo:background-color="transparent" style:keep-together="true" fo:keep-together="auto">
        <style:background-image/>
      </style:table-row-properties>
    </style:style>
    <style:style style:name="Tabelle1.A10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elle1.A13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Header" style:master-page-name="">
      <style:paragraph-properties style:page-number="auto" fo:background-color="transparent" style:shadow="none">
        <style:background-image/>
      </style:paragraph-properties>
    </style:style>
    <style:style style:name="P2" style:family="paragraph" style:parent-style-name="Standard">
      <style:text-properties fo:color="#000080" style:font-name="Arial Narrow" fo:font-size="9pt" style:letter-kerning="true" style:font-size-asian="9pt"/>
    </style:style>
    <style:style style:name="P3" style:family="paragraph" style:parent-style-name="Standard">
      <style:paragraph-properties>
        <style:tab-stops>
          <style:tab-stop style:position="0.466cm"/>
          <style:tab-stop style:position="1.461cm"/>
        </style:tab-stops>
      </style:paragraph-properties>
      <style:text-properties fo:color="#000080" style:font-name="Arial Narrow" fo:font-size="9pt" style:letter-kerning="true" style:font-size-asian="9pt"/>
    </style:style>
    <style:style style:name="P4" style:family="paragraph" style:parent-style-name="Standard">
      <style:text-properties style:font-name="Arial Narrow" fo:font-size="9pt" fo:font-weight="bold" style:letter-kerning="true" style:font-size-asian="9pt" style:font-weight-asian="bold"/>
    </style:style>
    <style:style style:name="P5" style:family="paragraph" style:parent-style-name="Standard">
      <style:text-properties style:font-name="Arial Narrow" fo:font-size="9pt" style:letter-kerning="true" style:font-size-asian="9pt"/>
    </style:style>
    <style:style style:name="P6" style:family="paragraph" style:parent-style-name="Standard">
      <style:paragraph-properties>
        <style:tab-stops>
          <style:tab-stop style:position="0.466cm"/>
          <style:tab-stop style:position="1.461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0.466cm"/>
          <style:tab-stop style:position="1.461cm"/>
          <style:tab-stop style:position="2.836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0.466cm"/>
          <style:tab-stop style:position="1.461cm"/>
          <style:tab-stop style:position="8.255cm"/>
        </style:tab-stops>
      </style:paragraph-properties>
    </style:style>
    <style:style style:name="P9" style:family="paragraph" style:parent-style-name="Standard">
      <style:paragraph-properties fo:line-height="115%" fo:text-align="end" style:justify-single-word="false">
        <style:tab-stops>
          <style:tab-stop style:position="0.466cm"/>
          <style:tab-stop style:position="1.461cm"/>
        </style:tab-stops>
      </style:paragraph-properties>
    </style:style>
    <style:style style:name="P10" style:family="paragraph" style:parent-style-name="Standard">
      <style:paragraph-properties fo:line-height="115%">
        <style:tab-stops>
          <style:tab-stop style:position="0.466cm"/>
          <style:tab-stop style:position="1.461cm"/>
        </style:tab-stops>
      </style:paragraph-properties>
    </style:style>
    <style:style style:name="P11" style:family="paragraph" style:parent-style-name="Standard">
      <style:paragraph-properties fo:margin-top="0cm" fo:margin-bottom="0.106cm"/>
    </style:style>
    <style:style style:name="P12" style:family="paragraph" style:parent-style-name="Standard">
      <style:paragraph-properties fo:margin-top="0cm" fo:margin-bottom="0.106cm"/>
      <style:text-properties fo:color="#000080" style:font-name="Arial Narrow" fo:font-size="9pt" fo:font-weight="bold" style:letter-kerning="true" style:font-size-asian="9pt" style:font-weight-asian="bold"/>
    </style:style>
    <style:style style:name="P13" style:family="paragraph" style:parent-style-name="Standard">
      <style:paragraph-properties fo:margin-top="0cm" fo:margin-bottom="0.106cm" fo:break-before="column"/>
      <style:text-properties fo:color="#000080" style:font-name="Arial Narrow" fo:font-size="9pt" fo:font-weight="bold" style:letter-kerning="true" style:font-size-asian="9pt" style:font-weight-asian="bold"/>
    </style:style>
    <style:style style:name="P14" style:family="paragraph" style:parent-style-name="Text_20_body">
      <style:paragraph-properties fo:margin-top="0cm" fo:margin-bottom="0.106cm">
        <style:tab-stops>
          <style:tab-stop style:position="0.466cm"/>
          <style:tab-stop style:position="1.461cm"/>
        </style:tab-stops>
      </style:paragraph-properties>
      <style:text-properties style:font-name="Arial Narrow" fo:font-size="10pt" style:font-size-asian="10pt"/>
    </style:style>
    <style:style style:name="P15" style:family="paragraph" style:parent-style-name="Table_20_Contents">
      <style:text-properties style:font-name="Arial Narrow" fo:font-size="9pt" style:font-size-asian="9pt" style:font-size-complex="9pt"/>
    </style:style>
    <style:style style:name="P16" style:family="paragraph" style:parent-style-name="Table_20_Contents">
      <style:paragraph-properties>
        <style:tab-stops>
          <style:tab-stop style:position="0.55cm"/>
        </style:tab-stops>
      </style:paragraph-properties>
      <style:text-properties style:font-name="Arial Narrow" fo:font-size="9pt" style:font-size-asian="9pt" style:font-size-complex="9pt"/>
    </style:style>
    <style:style style:name="P17" style:family="paragraph" style:parent-style-name="Table_20_Contents">
      <style:paragraph-properties>
        <style:tab-stops>
          <style:tab-stop style:position="0.572cm"/>
        </style:tab-stops>
      </style:paragraph-properties>
      <style:text-properties style:font-name="Arial Narrow" fo:font-size="9pt" style:font-size-asian="9pt" style:font-size-complex="9pt"/>
    </style:style>
    <style:style style:name="P18" style:family="paragraph" style:parent-style-name="Table_20_Contents">
      <style:paragraph-properties>
        <style:tab-stops>
          <style:tab-stop style:position="0.572cm"/>
          <style:tab-stop style:position="1.291cm"/>
        </style:tab-stops>
      </style:paragraph-properties>
      <style:text-properties style:font-name="Arial Narrow" fo:font-size="9pt" style:font-size-asian="9pt" style:font-size-complex="9pt"/>
    </style:style>
    <style:style style:name="P19" style:family="paragraph" style:parent-style-name="Table_20_Contents">
      <style:paragraph-properties>
        <style:tab-stops>
          <style:tab-stop style:position="0.529cm"/>
        </style:tab-stops>
      </style:paragraph-properties>
      <style:text-properties style:font-name="Arial Narrow" fo:font-size="9pt" style:font-size-asian="9pt" style:font-size-complex="9pt"/>
    </style:style>
    <style:style style:name="P20" style:family="paragraph" style:parent-style-name="Table_20_Contents">
      <style:paragraph-properties fo:text-align="justify" style:justify-single-word="false">
        <style:tab-stops>
          <style:tab-stop style:position="0.402cm"/>
          <style:tab-stop style:position="0.931cm"/>
        </style:tab-stops>
      </style:paragraph-properties>
      <style:text-properties style:font-name="Arial Narrow" fo:font-size="9pt" style:font-name-asian="Times New Roman" style:font-size-asian="9pt" style:font-name-complex="Times New Roman" style:font-size-complex="9pt"/>
    </style:style>
    <style:style style:name="P21" style:family="paragraph" style:parent-style-name="Table_20_Contents">
      <style:text-properties style:font-name="Arial Narrow" fo:font-size="6pt" style:font-size-asian="6pt" style:font-size-complex="6pt"/>
    </style:style>
    <style:style style:name="P22" style:family="paragraph" style:parent-style-name="Standard">
      <style:paragraph-properties fo:text-align="start" style:justify-single-word="false" fo:background-color="transparent">
        <style:tab-stops>
          <style:tab-stop style:position="0.466cm"/>
          <style:tab-stop style:position="1.461cm"/>
        </style:tab-stops>
        <style:background-image/>
      </style:paragraph-properties>
    </style:style>
    <style:style style:name="P2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 Narrow" fo:font-size="2pt" fo:font-weight="bold" style:font-name-asian="Times New Roman" style:font-size-asian="2pt" style:font-weight-asian="bold" style:font-name-complex="Times New Roman" style:font-size-complex="2pt" style:font-weight-complex="bold"/>
    </style:style>
    <style:style style:name="P24" style:family="paragraph" style:parent-style-name="Standard">
      <style:paragraph-properties fo:padding-left="0cm" fo:padding-right="0cm" fo:padding-top="0cm" fo:padding-bottom="0.035cm" fo:border-left="none" fo:border-right="none" fo:border-top="none" fo:border-bottom="0.026cm solid #000000" style:shadow="none">
        <style:tab-stops>
          <style:tab-stop style:position="3cm"/>
        </style:tab-stops>
      </style:paragraph-properties>
      <style:text-properties fo:color="#000080" style:font-name="Arial Narrow" fo:font-size="9pt" style:letter-kerning="true" style:font-size-asian="9pt"/>
    </style:style>
    <style:style style:name="P25" style:family="paragraph" style:parent-style-name="Standard">
      <style:paragraph-properties fo:padding-left="0cm" fo:padding-right="0cm" fo:padding-top="0cm" fo:padding-bottom="0.035cm" fo:border-left="none" fo:border-right="none" fo:border-top="none" fo:border-bottom="0.026cm solid #000000" style:shadow="none">
        <style:tab-stops>
          <style:tab-stop style:position="3cm"/>
        </style:tab-stops>
      </style:paragraph-properties>
    </style:style>
    <style:style style:name="P26" style:family="paragraph" style:parent-style-name="Standard">
      <style:paragraph-properties fo:margin-top="0.071cm" fo:margin-bottom="0cm" fo:background-color="#000080">
        <style:background-image/>
      </style:paragraph-properties>
      <style:text-properties style:font-name="Arial Narrow" fo:font-weight="bold" style:letter-kerning="true" style:font-weight-asian="bold"/>
    </style:style>
    <style:style style:name="P27" style:family="paragraph" style:parent-style-name="Table_20_Contents">
      <style:paragraph-properties fo:text-align="start" style:justify-single-word="false" fo:background-color="#000080">
        <style:background-image/>
      </style:paragraph-properties>
      <style:text-properties style:font-name="Arial Narrow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 fo:background-color="#000080">
        <style:tab-stops>
          <style:tab-stop style:position="0.466cm"/>
          <style:tab-stop style:position="1.461cm"/>
        </style:tab-stops>
        <style:background-image/>
      </style:paragraph-properties>
      <style:text-properties style:font-name="Arial Narrow" fo:font-weight="bold" style:font-name-asian="Times New Roman" style:font-weight-asian="bold" style:font-name-complex="Times New Roman" style:font-weight-complex="bold"/>
    </style:style>
    <style:style style:name="P29" style:family="paragraph" style:parent-style-name="Text_20_body">
      <style:paragraph-properties>
        <style:tab-stops>
          <style:tab-stop style:position="0.466cm"/>
          <style:tab-stop style:position="1.461cm"/>
        </style:tab-stops>
      </style:paragraph-properties>
      <style:text-properties style:font-name="Arial Narrow" fo:font-size="6pt" style:font-size-asian="6pt" style:font-size-complex="6pt"/>
    </style:style>
    <style:style style:name="P30" style:family="paragraph" style:parent-style-name="Horizontal_20_Line">
      <style:text-properties fo:color="#000080" style:font-name="Arial Narrow" fo:font-size="16pt" fo:font-weight="bold" style:font-size-asian="16pt" style:font-weight-asian="bold" style:font-size-complex="16pt" style:font-weight-complex="bold"/>
    </style:style>
    <style:style style:name="P31" style:family="paragraph" style:parent-style-name="Heading_20_1">
      <style:text-properties style:font-name="Arial Narrow"/>
    </style:style>
    <style:style style:name="P3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Arial Narrow" fo:font-size="9pt" fo:font-weight="bold" style:letter-kerning="true" style:font-size-asian="9pt" style:font-weight-asian="bold"/>
    </style:style>
    <style:style style:name="T2" style:family="text">
      <style:text-properties fo:color="#000080" style:font-name="Arial Narrow" fo:font-size="9pt" style:letter-kerning="true" style:font-size-asian="9pt"/>
    </style:style>
    <style:style style:name="T3" style:family="text">
      <style:text-properties fo:color="#000080" style:font-name="Arial Narrow" fo:font-size="9pt" fo:font-weight="bold" style:letter-kerning="true" style:font-size-asian="9pt" style:font-weight-asian="bold"/>
    </style:style>
    <style:style style:name="T4" style:family="text">
      <style:text-properties fo:color="#000080" style:font-name="Arial Narrow" fo:font-size="9pt" fo:font-weight="normal" style:letter-kerning="true" style:font-name-asian="Times New Roman" style:font-size-asian="9pt" style:font-weight-asian="normal" style:font-name-complex="Times New Roman" style:font-weight-complex="normal"/>
    </style:style>
    <style:style style:name="T5" style:family="text">
      <style:text-properties fo:color="#000080" style:font-name="Arial Narrow" fo:font-size="9pt" fo:font-weight="normal" style:letter-kerning="true" style:font-name-asian="Times New Roman" style:font-size-asian="9pt" style:font-weight-asian="normal" style:font-name-complex="Times New Roman" style:font-size-complex="9pt" style:font-weight-complex="normal"/>
    </style:style>
    <style:style style:name="T6" style:family="text">
      <style:text-properties fo:color="#000080" style:font-name="Arial Narrow" fo:font-size="9pt" style:text-underline-style="solid" style:text-underline-width="auto" style:text-underline-color="font-color" style:letter-kerning="true" style:font-size-asian="9pt"/>
    </style:style>
    <style:style style:name="T7" style:family="text">
      <style:text-properties fo:color="#000080" style:font-name="Arial Narrow" fo:font-size="10pt" style:letter-kerning="true" style:font-size-asian="10pt"/>
    </style:style>
    <style:style style:name="T8" style:family="text">
      <style:text-properties fo:color="#000080" style:font-name="Arial Narrow" fo:font-size="6pt" style:letter-kerning="true" style:font-size-asian="6pt" style:font-size-complex="6pt"/>
    </style:style>
    <style:style style:name="T9" style:family="text">
      <style:text-properties fo:color="#000080" style:font-name="Arial Narrow" fo:font-size="12pt" fo:font-weight="bold" style:letter-kerning="true" style:font-size-asian="12pt" style:font-weight-asian="bold" style:font-size-complex="12pt"/>
    </style:style>
    <style:style style:name="T10" style:family="text">
      <style:text-properties style:use-window-font-color="true" style:font-name="Arial Narrow" fo:font-size="9pt" fo:font-weight="bold" style:letter-kerning="true" style:font-size-asian="9pt" style:font-weight-asian="bold"/>
    </style:style>
    <style:style style:name="T11" style:family="text">
      <style:text-properties style:use-window-font-color="true" style:font-name="Arial Narrow" fo:font-size="9pt" fo:font-weight="bold" style:letter-kerning="true" style:font-size-asian="9pt" style:font-weight-asian="bold" style:font-weight-complex="bold"/>
    </style:style>
    <style:style style:name="T12" style:family="text">
      <style:text-properties fo:color="#ffffff" fo:font-size="12pt" style:letter-kerning="true" style:font-size-asian="12pt" style:font-size-complex="12pt"/>
    </style:style>
    <style:style style:name="T13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checkbox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" form:id="control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9" form:id="control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0" form:id="control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1" form:id="control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2" form:id="control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column table:style-name="Tabelle1.L"/>
        <table:table-column table:style-name="Tabelle1.M"/>
        <table:table-row table:style-name="Tabelle1.1">
          <table:table-cell table:style-name="Tabelle1.A1" table:number-columns-spanned="13" office:value-type="string">
            <text:p text:style-name="P30">Verordnung zur Physiotherapie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7" office:value-type="string">
            <text:p text:style-name="P27"><text:s/>Person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6"><text:span text:style-name="Absatz-Standardschriftart"><text:span text:style-name="T2"/></text:span></text:p>
          </table:table-cell>
          <table:table-cell table:style-name="Tabelle1.I2" table:number-rows-spanned="2" table:number-columns-spanned="5" office:value-type="string">
            <text:p text:style-name="P6"><text:span text:style-name="Absatz-Standardschriftart"><text:span text:style-name="T2"/></text:span></text:p>
            <text:p text:style-name="P4">[Adressat.Name] [Adressat.Vorname]</text:p>
            <text:p text:style-name="P4">[Adressat.Strasse]</text:p>
            <text:p text:style-name="P4">[Adressat.Plz] [Adressat.Ort]</text:p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1" table:number-rows-spanned="4" table:number-columns-spanned="2" office:value-type="string">
            <text:p text:style-name="P9"><text:span text:style-name="Absatz-Standardschriftart"><text:span text:style-name="T2">Name</text:span></text:span></text:p>
            <text:p text:style-name="P9"><text:span text:style-name="Absatz-Standardschriftart"><text:span text:style-name="T2">Vorname</text:span></text:span></text:p>
            <text:p text:style-name="P9"><text:span text:style-name="Absatz-Standardschriftart"><text:span text:style-name="T2">Geburtsdatum</text:span></text:span></text:p>
            <text:p text:style-name="P9"><text:span text:style-name="Absatz-Standardschriftart"><text:span text:style-name="T2">Strasse</text:span></text:span></text:p>
            <text:p text:style-name="P9"><text:span text:style-name="Absatz-Standardschriftart"><text:span text:style-name="T2">PLZ/Ort</text:span></text:span></text:p>
            <text:p text:style-name="P9"><text:span text:style-name="Absatz-Standardschriftart"><text:span text:style-name="T2">Telefon privat</text:span></text:span></text:p>
            <text:p text:style-name="P9"><text:span text:style-name="Absatz-Standardschriftart"><text:span text:style-name="T2">Arbeit</text:span></text:span></text:p>
            <text:p text:style-name="P9"><text:span text:style-name="Absatz-Standardschriftart"><text:span text:style-name="T2">PLZ/Ort</text:span></text:span></text:p>
            <text:p text:style-name="P9"><text:span text:style-name="Absatz-Standardschriftart"><text:span text:style-name="T2">Telefon Geschäft</text:span></text:span></text:p>
            <text:p text:style-name="P9"><text:span text:style-name="Absatz-Standardschriftart"><text:span text:style-name="T2">Versicherer</text:span></text:span></text:p>
            <text:p text:style-name="P9"><text:span text:style-name="Absatz-Standardschriftart"><text:span text:style-name="T2">Vers.-/Unfall-Nr.</text:span></text:span></text:p>
          </table:table-cell>
          <table:covered-table-cell/>
          <table:table-cell table:style-name="Tabelle1.A1" table:number-rows-spanned="4" table:number-columns-spanned="5" office:value-type="string">
            <text:p text:style-name="P10"><text:span text:style-name="Absatz-Standardschriftart"><text:span text:style-name="T10"><text:text-input text:description="Text">[Patient.Name]</text:text-input></text:span></text:span></text:p>
            <text:p text:style-name="P10"><text:span text:style-name="Absatz-Standardschriftart"><text:span text:style-name="T10"><text:text-input text:description="Text">[Patient.Vorname]</text:text-input></text:span></text:span></text:p>
            <text:p text:style-name="P10"><text:span text:style-name="Absatz-Standardschriftart"><text:span text:style-name="T10"><text:text-input text:description="Text">[Patient.Geburtsdatum]</text:text-input></text:span></text:span></text:p>
            <text:p text:style-name="P10"><text:span text:style-name="Absatz-Standardschriftart"><text:span text:style-name="T11"><text:text-input text:description="Text">[Patient.Strasse]</text:text-input></text:span></text:span></text:p>
            <text:p text:style-name="P10"><text:span text:style-name="Absatz-Standardschriftart"><text:span text:style-name="T10"><text:text-input text:description="Text">[Patient.Plz] [Patient.Ort]</text:text-input></text:span></text:span></text:p>
            <text:p text:style-name="P10"><text:span text:style-name="Absatz-Standardschriftart"><text:span text:style-name="T10"><text:text-input text:description="Text">[Patient.Telefon1]</text:text-input></text:span></text:span></text:p>
            <text:p text:style-name="P10"><text:span text:style-name="Absatz-Standardschriftart"><text:span text:style-name="T10"><text:text-input text:description="Text">       </text:text-input></text:span></text:span></text:p>
            <text:p text:style-name="P10"><text:span text:style-name="Absatz-Standardschriftart"><text:span text:style-name="T10"><text:text-input text:description="Text">       </text:text-input></text:span></text:span></text:p>
            <text:p text:style-name="P10"><text:span text:style-name="Absatz-Standardschriftart"><text:span text:style-name="T10"><text:text-input text:description="Text">       </text:text-input></text:span></text:span></text:p>
            <text:p text:style-name="P10"><text:span text:style-name="Absatz-Standardschriftart"><text:span text:style-name="T10"><text:text-input text:description="Text">       </text:text-input></text:span></text:span></text:p>
            <text:p text:style-name="P10"><text:span text:style-name="Absatz-Standardschriftart"><text:span text:style-name="T10"><text:text-input text:description="Text">       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6"><text:span text:style-name="Absatz-Standardschriftart"><text:span text:style-name="T2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6"><text:span text:style-name="Absatz-Standardschriftart"><text:span text:style-name="T2"/></text:span></text:p>
          </table:table-cell>
          <table:table-cell table:style-name="Tabelle1.A1" table:number-columns-spanned="5" office:value-type="string">
            <text:p text:style-name="P28"><text:span text:style-name="Absatz-Standardschriftart"><text:span text:style-name="T12"><text:s/>Diagnose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table:number-rows-spanned="2" office:value-type="string">
            <text:p text:style-name="P6"><text:span text:style-name="Absatz-Standardschriftart"><text:span text:style-name="T2"/></text:span></text:p>
          </table:table-cell>
          <table:table-cell table:style-name="Tabelle1.A1" table:number-columns-spanned="5" office:value-type="string">
            <text:p text:style-name="P22"><text:span text:style-name="Absatz-Standardschriftart"><text:span text:style-name="T4"><draw:control text:anchor-type="as-char" draw:z-index="1" draw:style-name="gr1" draw:text-style-name="P32" svg:width="0.352cm" svg:height="0.253cm" draw:control="control1"/></text:span></text:span><text:span text:style-name="Absatz-Standardschriftart"><text:span text:style-name="T4">Separate Zustellung an Vertrauensarzt gem. KVG</text:span></text:span></text:p>
            <text:p text:style-name="P22"><text:span text:style-name="Absatz-Standardschriftart"><text:span text:style-name="T4"/></text:span></text:p>
            <text:p text:style-name="P22"><text:span text:style-name="Absatz-Standardschriftart"><text:span text:style-name="T4"><text:text-input text:description="Text">       </text:text-input></text:span></text:span></text:p>
            <text:p text:style-name="P22"><text:span text:style-name="Absatz-Standardschriftart"><text:span text:style-name="T4"/>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table:number-columns-spanned="2" office:value-type="string">
            <text:p text:style-name="P22"><text:span text:style-name="Absatz-Standardschriftart"><text:span text:style-name="T5"><draw:control text:anchor-type="as-char" draw:z-index="2" draw:style-name="gr1" draw:text-style-name="P32" svg:width="0.352cm" svg:height="0.253cm" draw:control="control2"/></text:span></text:span><text:span text:style-name="Absatz-Standardschriftart"><text:span text:style-name="T5">Krankheit</text:span></text:span></text:p>
          </table:table-cell>
          <table:covered-table-cell/>
          <table:table-cell table:style-name="Tabelle1.A1" table:number-columns-spanned="2" office:value-type="string">
            <text:p text:style-name="P22"><text:span text:style-name="Absatz-Standardschriftart"><text:span text:style-name="T4"><draw:control text:anchor-type="as-char" draw:z-index="3" draw:style-name="gr1" draw:text-style-name="P32" svg:width="0.352cm" svg:height="0.253cm" draw:control="control3"/></text:span></text:span><text:span text:style-name="Absatz-Standardschriftart"><text:span text:style-name="T4">Unfall</text:span></text:span></text:p>
          </table:table-cell>
          <table:covered-table-cell/>
          <table:table-cell table:style-name="Tabelle1.A1" office:value-type="string">
            <text:p text:style-name="P22"><text:span text:style-name="Absatz-Standardschriftart"><text:span text:style-name="T4"><draw:control text:anchor-type="as-char" draw:z-index="4" draw:style-name="gr1" draw:text-style-name="P32" svg:width="0.352cm" svg:height="0.253cm" draw:control="control4"/></text:span></text:span><text:span text:style-name="Absatz-Standardschriftart"><text:span text:style-name="T4">Invalidität</text:span></text:span></text:p>
          </table:table-cell>
        </table:table-row>
        <table:table-row table:style-name="Tabelle1.7">
          <table:table-cell table:style-name="Tabelle1.A1" table:number-columns-spanned="1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13" office:value-type="string">
            <text:p text:style-name="P26"><text:s/>Physiotherapeutische Behandlung (durch Arzt/Ärztin auszufülle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9" office:value-type="string">
            <text:p text:style-name="P15">Verordnung:</text:p>
          </table:table-cell>
          <table:table-cell table:style-name="Tabelle1.B9" table:number-columns-spanned="2" office:value-type="string">
            <text:p text:style-name="P18"><draw:control text:anchor-type="as-char" draw:z-index="15" draw:style-name="gr1" draw:text-style-name="P32" svg:width="0.352cm" svg:height="0.253cm" draw:control="control15"/>erste</text:p>
          </table:table-cell>
          <table:covered-table-cell/>
          <table:table-cell table:style-name="Tabelle1.B9" table:number-columns-spanned="2" office:value-type="string">
            <text:p text:style-name="P16"><draw:control text:anchor-type="as-char" draw:z-index="16" draw:style-name="gr1" draw:text-style-name="P32" svg:width="0.352cm" svg:height="0.253cm" draw:control="control16"/>zweite</text:p>
          </table:table-cell>
          <table:covered-table-cell/>
          <table:table-cell table:style-name="Tabelle1.B9" table:number-columns-spanned="2" office:value-type="string">
            <text:p text:style-name="P17"><draw:control text:anchor-type="as-char" draw:z-index="17" draw:style-name="gr1" draw:text-style-name="P32" svg:width="0.352cm" svg:height="0.253cm" draw:control="control17"/>dritte</text:p>
          </table:table-cell>
          <table:covered-table-cell/>
          <table:table-cell table:style-name="Tabelle1.B9" table:number-columns-spanned="2" office:value-type="string">
            <text:p text:style-name="P19"><draw:control text:anchor-type="as-char" draw:z-index="18" draw:style-name="gr1" draw:text-style-name="P32" svg:width="0.352cm" svg:height="0.253cm" draw:control="control18"/>vierte</text:p>
          </table:table-cell>
          <table:covered-table-cell/>
          <table:table-cell table:style-name="Tabelle1.J9" table:number-columns-spanned="4" office:value-type="string">
            <text:p text:style-name="P20"><draw:control text:anchor-type="as-char" draw:z-index="19" draw:style-name="gr1" draw:text-style-name="P32" svg:width="0.352cm" svg:height="0.253cm" draw:control="control19"/>Langzeitbehandlung</text:p>
          </table:table-cell>
          <table:covered-table-cell/>
          <table:covered-table-cell/>
          <table:covered-table-cell/>
        </table:table-row>
        <table:table-row table:style-name="Tabelle1.10">
          <table:table-cell table:style-name="Tabelle1.A10" table:number-columns-spanned="13" office:value-type="string">
            <text:p text:style-name="P6"><text:span text:style-name="Absatz-Standardschriftart"><text:span text:style-name="T8"/></text:span></text:p>
            <text:p text:style-name="P6"><text:span text:style-name="Absatz-Standardschriftart"><text:span text:style-name="T8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7" office:value-type="string">
            <text:h text:style-name="P31" text:outline-level="1">Ziel der Behandlung:</text:h>
            <text:p text:style-name="P6"><text:span text:style-name="Absatz-Standardschriftart"><text:span text:style-name="T2"><text:s/></text:span></text:span><text:span text:style-name="Absatz-Standardschriftart"><text:span text:style-name="T2"><draw:control text:anchor-type="as-char" draw:z-index="5" draw:style-name="gr1" draw:text-style-name="P32" svg:width="0.352cm" svg:height="0.253cm" draw:control="control5"/></text:span></text:span><text:span text:style-name="Absatz-Standardschriftart"><text:span text:style-name="T2">Analgesie/Entzündungshemmung</text:span></text:span></text:p>
            <text:p text:style-name="P6"><text:span text:style-name="Absatz-Standardschriftart"><text:span text:style-name="T2"><text:s/></text:span></text:span><text:span text:style-name="Absatz-Standardschriftart"><text:span text:style-name="T2"><draw:control text:anchor-type="as-char" draw:z-index="6" draw:style-name="gr1" draw:text-style-name="P32" svg:width="0.352cm" svg:height="0.253cm" draw:control="control6"/></text:span></text:span><text:span text:style-name="Absatz-Standardschriftart"><text:span text:style-name="T2">Verbesserung der Gelenksfunktion</text:span></text:span></text:p>
            <text:p text:style-name="P6"><text:span text:style-name="Absatz-Standardschriftart"><text:span text:style-name="T2"><text:s/></text:span></text:span><text:span text:style-name="Absatz-Standardschriftart"><text:span text:style-name="T2"><draw:control text:anchor-type="as-char" draw:z-index="7" draw:style-name="gr1" draw:text-style-name="P32" svg:width="0.352cm" svg:height="0.253cm" draw:control="control7"/></text:span></text:span><text:span text:style-name="Absatz-Standardschriftart"><text:span text:style-name="T2">Verbesserung der Muskelfunktion</text:span></text:span></text:p>
            <text:p text:style-name="P6"><text:span text:style-name="Absatz-Standardschriftart"><text:span text:style-name="T2"><text:s/></text:span></text:span><text:span text:style-name="Absatz-Standardschriftart"><text:span text:style-name="T2"><draw:control text:anchor-type="as-char" draw:z-index="8" draw:style-name="gr1" draw:text-style-name="P32" svg:width="0.352cm" svg:height="0.253cm" draw:control="control8"/></text:span></text:span><text:span text:style-name="Absatz-Standardschriftart"><text:span text:style-name="T2">Propriozeption/Koordination</text:span></text:span></text:p>
            <text:p text:style-name="P6"><text:span text:style-name="Absatz-Standardschriftart"><text:span text:style-name="T2"><text:s/></text:span></text:span><text:span text:style-name="Absatz-Standardschriftart"><text:span text:style-name="T2"><draw:control text:anchor-type="as-char" draw:z-index="9" draw:style-name="gr1" draw:text-style-name="P32" svg:width="0.352cm" svg:height="0.253cm" draw:control="control9"/></text:span></text:span><text:span text:style-name="Absatz-Standardschriftart"><text:span text:style-name="T2">Verbesserung der cardio-pulm. Funktion</text:span></text:span></text:p>
            <text:p text:style-name="P6"><text:span text:style-name="Absatz-Standardschriftart"><text:span text:style-name="T2"><text:s/></text:span></text:span><text:span text:style-name="Absatz-Standardschriftart"><text:span text:style-name="T2"><draw:control text:anchor-type="as-char" draw:z-index="10" draw:style-name="gr1" draw:text-style-name="P32" svg:width="0.352cm" svg:height="0.253cm" draw:control="control10"/></text:span></text:span><text:span text:style-name="Absatz-Standardschriftart"><text:span text:style-name="T2">Entstauung</text:span></text:span></text:p>
            <text:p text:style-name="P8"><text:span text:style-name="Absatz-Standardschriftart"><text:span text:style-name="T6"><text:s/></text:span></text:span><text:span text:style-name="Absatz-Standardschriftart"><text:span text:style-name="T6"><draw:control text:anchor-type="as-char" draw:z-index="11" draw:style-name="gr1" draw:text-style-name="P32" svg:width="0.352cm" svg:height="0.253cm" draw:control="control11"/></text:span></text:span><text:span text:style-name="Absatz-Standardschriftart"><text:span text:style-name="T6">Anderes: </text:span></text:span><text:span text:style-name="Absatz-Standardschriftart"><text:span text:style-name="T6"><text:text-input text:description="Text">       </text:text-input></text:span></text:span><text:span text:style-name="Absatz-Standardschriftart"><text:span text:style-name="T6"><text:tab/></text:span></text:span></text:p>
            <text:p text:style-name="P6"><text:span text:style-name="Absatz-Standardschriftart"><text:span text:style-name="T2"><text:s/></text:span></text:span><text:span text:style-name="Absatz-Standardschriftart"><text:span text:style-name="T2"><draw:control text:anchor-type="as-char" draw:z-index="12" draw:style-name="gr1" draw:text-style-name="P32" svg:width="0.352cm" svg:height="0.253cm" draw:control="control12"/></text:span></text:span><text:span text:style-name="Absatz-Standardschriftart"><text:span text:style-name="T2">Spezielles <text:s/></text:span></text:span><text:span text:style-name="Absatz-Standardschriftart"><text:span text:style-name="T2"><text:text-input text:description="Text">       </text:text-input></text:span></text:span></text:p>
            <text:p text:style-name="P6"><text:span text:style-name="Absatz-Standardschriftart"><text:span text:style-name="T2"><text:s/></text:span></text:span><text:span text:style-name="Absatz-Standardschriftart"><text:span text:style-name="T2"><draw:control text:anchor-type="as-char" draw:z-index="13" draw:style-name="gr1" draw:text-style-name="P32" svg:width="0.352cm" svg:height="0.253cm" draw:control="control13"/></text:span></text:span><text:span text:style-name="Absatz-Standardschriftart"><text:span text:style-name="T2">Funktioneller Verband (Tape)</text:span></text:span></text:p>
            <text:p text:style-name="P6"><text:span text:style-name="Absatz-Standardschriftart"><text:span text:style-name="T2"><text:s/></text:span></text:span><text:span text:style-name="Absatz-Standardschriftart"><text:span text:style-name="T2"><draw:control text:anchor-type="as-char" draw:z-index="14" draw:style-name="gr1" draw:text-style-name="P32" svg:width="0.352cm" svg:height="0.253cm" draw:control="control14"/></text:span></text:span><text:span text:style-name="Absatz-Standardschriftart"><text:span text:style-name="T2">Instruktion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6"><text:span text:style-name="Absatz-Standardschriftart"><text:span text:style-name="T2"/></text:span></text:p>
          </table:table-cell>
          <table:table-cell table:style-name="Tabelle1.A1" table:number-columns-spanned="5" office:value-type="string">
            <text:p text:style-name="P11"><text:span text:style-name="Absatz-Standardschriftart"><text:span text:style-name="T9">Physiotherapeutische Massnahmen:</text:span></text:span></text:p>
            <text:p text:style-name="P2">(durch Arzt/Ärztin auszufüllen, wenn er/sie es wünscht)</text:p>
            <text:p text:style-name="P2"/>
            <text:p text:style-name="P2"><text:text-input text:description="Text">       </text:text-input></text:p>
            <text:p text:style-name="P2"/>
            <text:p text:style-name="P2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13" office:value-type="string">
            <text:p text:style-name="P6"><text:span text:style-name="Absatz-Standardschriftart"><text:span text:style-name="T8"/></text:span></text:p>
            <text:p text:style-name="P6"><text:span text:style-name="Absatz-Standardschriftart"><text:span text:style-name="T8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3" table:number-columns-spanned="4" office:value-type="string">
            <text:p text:style-name="P6"><text:span text:style-name="Absatz-Standardschriftart"><text:span text:style-name="T2">Anz. Behandlungen: <text:s/></text:span></text:span><text:span text:style-name="Absatz-Standardschriftart"><text:span text:style-name="T2"><text:text-input text:description="Text">       </text:text-input></text:span></text:span></text:p>
          </table:table-cell>
          <table:covered-table-cell/>
          <table:covered-table-cell/>
          <table:covered-table-cell/>
          <table:table-cell table:style-name="Tabelle1.A13" table:number-columns-spanned="2" office:value-type="string">
            <text:p text:style-name="P6"><text:span text:style-name="Absatz-Standardschriftart"><text:span text:style-name="T2"><draw:control text:anchor-type="as-char" draw:z-index="20" draw:style-name="gr1" draw:text-style-name="P32" svg:width="0.352cm" svg:height="0.253cm" draw:control="control20"/></text:span></text:span><text:span text:style-name="Absatz-Standardschriftart"><text:span text:style-name="T2">Domizilbehandlung</text:span></text:span></text:p>
          </table:table-cell>
          <table:covered-table-cell/>
          <table:table-cell table:style-name="Tabelle1.A13" table:number-columns-spanned="5" office:value-type="string">
            <text:p text:style-name="P6"><text:span text:style-name="Absatz-Standardschriftart"><text:span text:style-name="T2"><draw:control text:anchor-type="as-char" draw:z-index="21" draw:style-name="gr1" draw:text-style-name="P32" svg:width="0.352cm" svg:height="0.253cm" draw:control="control21"/></text:span></text:span><text:span text:style-name="Absatz-Standardschriftart"><text:span text:style-name="T2">pro Tag 2 Behandlungen</text:span></text:span></text:p>
          </table:table-cell>
          <table:covered-table-cell/>
          <table:covered-table-cell/>
          <table:covered-table-cell/>
          <table:covered-table-cell/>
          <table:table-cell table:style-name="Tabelle1.A13" table:number-columns-spanned="2" office:value-type="string">
            <text:p text:style-name="P7"><text:span text:style-name="Absatz-Standardschriftart"><text:span text:style-name="T2">Arztkontrolle nach </text:span></text:span><text:span text:style-name="Absatz-Standardschriftart"><text:span text:style-name="T2"><text:text-input text:description="Text">       </text:text-input></text:span></text:span><text:bookmark-start text:name="Text4"/><text:span text:style-name="Absatz-Standardschriftart"><text:span text:style-name="T2"><text:tab/></text:span></text:span><text:bookmark-end text:name="Text4"/><text:span text:style-name="Absatz-Standardschriftart"><text:span text:style-name="T2">Behandlungen</text:span></text:span></text:p>
          </table:table-cell>
          <table:covered-table-cell/>
        </table:table-row>
        <table:table-row>
          <table:table-cell table:style-name="Tabelle1.A13" table:number-columns-spanned="13" office:value-type="string">
            <text:p text:style-name="P6"><text:span text:style-name="Absatz-Standardschriftart"><text:span text:style-name="T2"><draw:control text:anchor-type="as-char" draw:z-index="22" draw:style-name="gr1" draw:text-style-name="P32" svg:width="0.352cm" svg:height="0.253cm" draw:control="control22"/></text:span></text:span><text:span text:style-name="Absatz-Standardschriftart"><text:span text:style-name="T2">Vermietung von Geräten: </text:span></text:span><text:span text:style-name="Absatz-Standardschriftart"><text:span text:style-name="T3"><text:text-input text:description="Text">       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1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13" office:value-type="string">
            <text:p text:style-name="P14"><text:span text:style-name="Absatz-Standardschriftart"><text:span text:style-name="T7">Der/die Physiotherapeut/in kann mit dem Einverständnis des Arztes/der Ärztin die physiotherapeutischen Massnahmen wechseln, wenn dies zur effizienteren Erreichung des Behandlungszieles beiträgt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7" office:value-type="string">
            <text:p text:style-name="P12">Arzt/Ärztin (Stempel): KSK-Nr.:</text:p>
            <text:p text:style-name="P5"/>
            <text:p text:style-name="Standard"><text:span text:style-name="Absatz-Standardschriftart"><text:span text:style-name="T1">     </text:span></text:span></text:p>
            <text:p text:style-name="Standard"><text:span text:style-name="Absatz-Standardschriftart"><text:span text:style-name="T1">     </text:span></text:span></text:p>
            <text:p text:style-name="Standard"><text:span text:style-name="Absatz-Standardschriftart"><text:span text:style-name="T1">     </text:span></text:span></text:p>
            <text:p text:style-name="Standard"><text:span text:style-name="Absatz-Standardschriftart"><text:span text:style-name="T1">     </text:span></text:span></text:p>
            <text:p text:style-name="P5"/>
            <text:p text:style-name="P24"><text:span text:style-name="Absatz-Standardschriftart">Datum:</text:span><text:bookmark-start text:name="Text12"/><text:span text:style-name="Absatz-Standardschriftart"> </text:span><text:bookmark-end text:name="Text12"/><text:span text:style-name="Absatz-Standardschriftart"><text:text-input text:description="Datum">[Datum,Datum]</text:text-input></text:span><text:span text:style-name="Absatz-Standardschriftart"> <text:tab/>Unterschrift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"/>
          </table:table-cell>
          <table:table-cell table:style-name="Tabelle1.A1" table:number-columns-spanned="5" office:value-type="string">
            <text:p text:style-name="P13">Physiotherapeut/in (KSK-Stempel):</text:p>
            <text:p text:style-name="P5"/>
            <text:p text:style-name="Standard"><text:span text:style-name="Absatz-Standardschriftart"><text:span text:style-name="T1">     </text:span></text:span></text:p>
            <text:p text:style-name="Standard"><text:span text:style-name="Absatz-Standardschriftart"><text:span text:style-name="T1">     </text:span></text:span></text:p>
            <text:p text:style-name="Standard"><text:span text:style-name="Absatz-Standardschriftart"><text:span text:style-name="T1">     </text:span></text:span></text:p>
            <text:p text:style-name="Standard"><text:span text:style-name="Absatz-Standardschriftart"><text:span text:style-name="T1">     </text:span></text:span></text:p>
            <text:p text:style-name="P5"/>
            <text:p text:style-name="P25"><text:span text:style-name="Absatz-Standardschriftart"><text:span text:style-name="T2">Datum: <text:s/></text:span></text:span><text:span text:style-name="Absatz-Standardschriftart"><text:span text:style-name="T2"><text:text-input text:description="Text">       </text:text-input></text:span></text:span><text:span text:style-name="Absatz-Standardschriftart"><text:span text:style-name="T2"><text:tab/>Unterschrift: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7" office:value-type="string">
            <text:p text:style-name="P3">Bemerkungen: <text:s/><text:text-input text:description="Text">       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"/>
          </table:table-cell>
          <table:table-cell table:style-name="Tabelle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a3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26cm" svg:stroke-color="#4a7ebb" svg:stroke-linecap="butt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ja" style:country-asian="JP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mbria" fo:font-size="10pt" fo:letter-spacing="normal" fo:language="de" fo:country="DE" fo:font-style="normal" style:text-underline-style="none" fo:font-weight="normal" style:letter-kerning="false" fo:background-color="transparent" style:font-name-asian="MS Mincho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fo:color="#000080" style:font-name="Arial Narrow" fo:font-weight="bold" style:letter-kerning="true" style:font-name-asian="Times New Roman" style:language-asian="de" style:country-asian="CH" style:font-weight-asian="bold" style:font-name-complex="Times New Roman" style:font-size-complex="10pt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106cm" fo:hyphenation-ladder-count="no-limit" fo:keep-with-next="always"/>
      <style:text-properties fo:color="#000080" style:font-name="Arial Narrow" fo:font-size="10pt" fo:font-weight="bold" style:letter-kerning="true" style:font-name-asian="Times New Roman" style:font-size-asian="10pt" style:language-asian="de" style:country-asian="CH" style:font-weight-asian="bold" style:font-name-complex="Times New Roman" style:font-size-complex="10pt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hyphenation-ladder-count="no-limit" fo:keep-with-next="always"/>
      <style:text-properties fo:color="#000080" style:font-name="Arial Narrow" fo:font-size="16pt" fo:font-weight="bold" style:font-name-asian="Times New Roman" style:font-size-asian="16pt" style:language-asian="de" style:country-asian="CH" style:font-weight-asian="bold" style:font-name-complex="Times New Roman" style:font-size-complex="10pt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0pt" style:font-name-asian="Times New Roman" style:font-size-asian="10pt" style:language-asian="de" style:country-asian="CH" style:font-name-complex="Times New Roman" style:font-size-complex="10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page-number="auto" fo:background-color="transparent" fo:padding="0cm" fo:border-left="none" fo:border-right="none" fo:border-top="none" fo:border-bottom="0.088cm solid #000080" style:shadow="none" text:number-lines="false" text:line-number="0" style:join-border="false">
        <style:tab-stops/>
        <style:background-image/>
      </style:paragraph-properties>
      <style:text-properties style:text-position="0% 100%"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Absatz-Standardschriftart1" style:family="text"/>
    <style:style style:name="Überschrift_20_1_20_Zchn" style:display-name="Überschrift 1 Zchn" style:family="text" style:parent-style-name="Absatz-Standardschriftart">
      <style:text-properties fo:color="#000080" style:font-name="Arial Narrow" fo:font-weight="bold" style:letter-kerning="true" style:font-name-asian="Times New Roman" style:language-asian="de" style:country-asian="CH" style:font-weight-asian="bold" style:font-name-complex="Times New Roman"/>
    </style:style>
    <style:style style:name="Überschrift_20_2_20_Zchn" style:display-name="Überschrift 2 Zchn" style:family="text" style:parent-style-name="Absatz-Standardschriftart">
      <style:text-properties fo:color="#000080" style:font-name="Arial Narrow" fo:font-size="16pt" fo:font-weight="bold" style:font-name-asian="Times New Roman" style:font-size-asian="16pt" style:language-asian="de" style:country-asian="CH" style:font-weight-asian="bold" style:font-name-complex="Times New Roman"/>
    </style:style>
    <style:style style:name="Kopfzeile_20_Zchn" style:display-name="Kopfzeile Zchn" style:family="text" style:parent-style-name="Absatz-Standardschriftart">
      <style:text-properties style:font-name="Times New Roman" style:font-name-asian="Times New Roman" style:language-asian="de" style:country-asian="CH" style:font-name-complex="Times New Roman"/>
    </style:style>
    <style:style style:name="Textkörper_20_Zchn" style:display-name="Textkörper Zchn" style:family="text" style:parent-style-name="Absatz-Standardschriftart">
      <style:text-properties fo:color="#000080" style:font-name="Arial Narrow" fo:font-size="12pt" fo:font-weight="bold" style:letter-kerning="true" style:font-name-asian="Times New Roman" style:font-size-asian="12pt" style:language-asian="de" style:country-asian="CH" style:font-weight-asian="bold" style:font-name-complex="Times New Roman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style:page-number="auto" fo:background-color="transparent" style:shadow="none">
        <style:background-image/>
      </style:paragraph-properties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footnote-max-height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 1" text:anchor-type="as-char" svg:y="0cm" svg:width="15.981cm" style:rel-width="scale" svg:height="2.381cm" style:rel-height="scale" draw:z-index="0"><draw:image xlink:href="Pictures/10000000000003C80000008F619CA909.jpg" xlink:type="simple" xlink:show="embed" xlink:actuate="onLoad"/></draw:frame></text:p>
      </style:header>
    </style:master-page>
    <style:master-page style:name="MP0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Andreas Schweizer</meta:initial-creator>
    <meta:creation-date>2016-09-06T09:19:00Z</meta:creation-date>
    <dc:date>2016-12-19T09:52:50.60</dc:date>
    <meta:editing-cycles>43</meta:editing-cycles>
    <meta:editing-duration>PT14H1M51S</meta:editing-duration>
    <meta:print-date>2016-12-12T10:35:42.82</meta:print-date>
    <meta:document-statistic meta:table-count="1" meta:image-count="1" meta:object-count="0" meta:page-count="1" meta:paragraph-count="74" meta:word-count="168" meta:character-count="1533"/>
    <meta:template xlink:type="simple" xlink:actuate="onRequest" xlink:title="" xlink:href="file:///C:/Users/jha/Jasmin/Dokumente/Textvorlagen/OpenOffice/Formulare/Verordnung%20zur%20Physiotherapie.odt/Normal.dotm"/>
  </office:meta>
</office:document-meta>
</file>